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C000001848A3FC13C13A2A5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normal" officeooo:rsid="000130f6" officeooo:paragraph-rsid="000130f6" style:font-weight-asian="normal" style:font-weight-complex="normal"/>
    </style:style>
    <style:style style:name="P2" style:family="paragraph" style:parent-style-name="Standard">
      <style:text-properties fo:language="es" fo:country="ES" fo:font-weight="normal" officeooo:rsid="0003d64c" officeooo:paragraph-rsid="0003d64c" style:font-weight-asian="normal" style:font-weight-complex="normal"/>
    </style:style>
    <style:style style:name="P3" style:family="paragraph" style:parent-style-name="Standard">
      <style:text-properties fo:language="es" fo:country="ES" fo:font-weight="normal" officeooo:rsid="0003d64c" officeooo:paragraph-rsid="00190fcf" style:font-weight-asian="normal" style:font-weight-complex="normal"/>
    </style:style>
    <style:style style:name="P4" style:family="paragraph" style:parent-style-name="Standard">
      <style:text-properties fo:language="es" fo:country="ES" fo:font-weight="normal" officeooo:rsid="000b60a7" officeooo:paragraph-rsid="000b60a7" style:font-weight-asian="normal" style:font-weight-complex="normal"/>
    </style:style>
    <style:style style:name="P5" style:family="paragraph" style:parent-style-name="Standard">
      <style:text-properties fo:language="es" fo:country="ES" fo:font-weight="normal" officeooo:rsid="00061f1a" officeooo:paragraph-rsid="00061f1a" style:font-weight-asian="normal" style:font-weight-complex="normal"/>
    </style:style>
    <style:style style:name="P6" style:family="paragraph" style:parent-style-name="Standard">
      <style:text-properties fo:language="es" fo:country="ES" fo:font-weight="normal" officeooo:rsid="000acfc2" officeooo:paragraph-rsid="000acfc2" style:font-weight-asian="normal" style:font-weight-complex="normal"/>
    </style:style>
    <style:style style:name="P7" style:family="paragraph" style:parent-style-name="Standard">
      <style:text-properties fo:language="es" fo:country="ES" fo:font-weight="normal" officeooo:rsid="0007a5ac" officeooo:paragraph-rsid="0007a5ac" style:font-weight-asian="normal" style:font-weight-complex="normal"/>
    </style:style>
    <style:style style:name="P8" style:family="paragraph" style:parent-style-name="Standard">
      <style:text-properties fo:language="es" fo:country="ES" fo:font-weight="normal" officeooo:rsid="000ffafa" officeooo:paragraph-rsid="000ffafa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14f28f" officeooo:paragraph-rsid="0014f28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57e91" officeooo:paragraph-rsid="00157e91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856cd" officeooo:paragraph-rsid="001856cd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13" style:family="paragraph" style:parent-style-name="Standard">
      <style:text-properties fo:language="es" fo:country="ES" fo:font-weight="normal" officeooo:rsid="0036462d" officeooo:paragraph-rsid="0036462d" style:font-weight-asian="normal" style:font-weight-complex="normal"/>
    </style:style>
    <style:style style:name="P14" style:family="paragraph" style:parent-style-name="Standard">
      <style:text-properties fo:language="es" fo:country="ES" fo:font-weight="normal" officeooo:rsid="004544f3" officeooo:paragraph-rsid="004c2751" style:font-weight-asian="normal" style:font-weight-complex="normal"/>
    </style:style>
    <style:style style:name="P15" style:family="paragraph" style:parent-style-name="Standard">
      <style:text-properties fo:language="es" fo:country="ES" fo:font-weight="normal" officeooo:rsid="006db5b6" officeooo:paragraph-rsid="006db5b6" style:font-weight-asian="normal" style:font-weight-complex="normal"/>
    </style:style>
    <style:style style:name="P16" style:family="paragraph" style:parent-style-name="Standard">
      <style:text-properties fo:language="es" fo:country="ES" fo:font-weight="bold" officeooo:rsid="000130f6" officeooo:paragraph-rsid="000130f6" style:font-weight-asian="bold" style:font-weight-complex="bold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4c2751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2f810" officeooo:paragraph-rsid="0053395e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64c" officeooo:paragraph-rsid="004c2751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4c2751" officeooo:paragraph-rsid="004c275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72f1e" officeooo:paragraph-rsid="00572f1e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b03e4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33a1f9" officeooo:paragraph-rsid="005d451e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officeooo:paragraph-rsid="004c2751"/>
    </style:style>
    <style:style style:name="P25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paragraph-rsid="005fb74f"/>
    </style:style>
    <style:style style:name="P2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7f7113"/>
    </style:style>
    <style:style style:name="P2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bac88" officeooo:paragraph-rsid="005c3d5c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98183" officeooo:paragraph-rsid="00698183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d2d0d" officeooo:paragraph-rsid="006d2d0d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4c45a4" officeooo:paragraph-rsid="005d451e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96f482e" officeooo:paragraph-rsid="0053395e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3a7d24" officeooo:paragraph-rsid="0074508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aa846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aa846" officeooo:paragraph-rsid="007f7113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a16435f" officeooo:paragraph-rsid="007c40a9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f7113" officeooo:paragraph-rsid="007f7113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1e775b" officeooo:paragraph-rsid="007f7113" style:font-size-asian="11pt" style:font-weight-asian="bold" style:font-size-complex="11pt" style:font-weight-complex="bold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0207a8" officeooo:paragraph-rsid="007f7113" style:font-size-asian="11pt" style:font-weight-asian="bold" style:font-size-complex="11pt" style:font-weight-complex="bold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61d4ff9" officeooo:paragraph-rsid="007f7113" style:font-size-asian="11pt" style:font-weight-asian="bold" style:font-size-complex="11pt" style:font-weight-complex="bold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9c5389" officeooo:paragraph-rsid="007f7113" style:font-size-asian="11pt" style:font-size-complex="11pt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49062" officeooo:paragraph-rsid="007f7113" style:font-size-asian="11pt" style:font-size-complex="11pt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61cf8e1" officeooo:paragraph-rsid="007f7113" style:font-size-asian="11pt" style:font-size-complex="11pt"/>
    </style:style>
    <style:style style:name="P4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7f7113" style:font-size-asian="11pt" style:font-size-complex="11pt"/>
    </style:style>
    <style:style style:name="P4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5fe60e0" officeooo:paragraph-rsid="007f7113" style:font-size-asian="11pt" style:font-size-complex="11pt"/>
    </style:style>
    <style:style style:name="P46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96cb8" officeooo:paragraph-rsid="00696cb8"/>
    </style:style>
    <style:style style:name="P47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officeooo:rsid="0063b36d" officeooo:paragraph-rsid="0063b36d"/>
    </style:style>
    <style:style style:name="P4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fo:language="es" fo:country="ES" fo:font-weight="normal" officeooo:rsid="0a3a7d24" officeooo:paragraph-rsid="00745088" style:font-weight-asian="normal" style:font-weight-complex="normal"/>
    </style:style>
    <style:style style:name="P49" style:family="paragraph" style:parent-style-name="Standard">
      <style:text-properties fo:language="es" fo:country="ES" fo:font-weight="normal" officeooo:rsid="00191d94" officeooo:paragraph-rsid="00191d94" style:font-weight-asian="normal" style:font-weight-complex="normal"/>
    </style:style>
    <style:style style:name="P50" style:family="paragraph" style:parent-style-name="Standard">
      <style:text-properties fo:language="es" fo:country="ES" fo:font-weight="normal" officeooo:rsid="00779667" officeooo:paragraph-rsid="00779667" style:font-weight-asian="normal" style:font-weight-complex="normal"/>
    </style:style>
    <style:style style:name="P51" style:family="paragraph" style:parent-style-name="Standard">
      <style:text-properties fo:language="es" fo:country="ES" fo:font-weight="normal" officeooo:rsid="007890d4" officeooo:paragraph-rsid="007890d4" style:font-weight-asian="normal" style:font-weight-complex="normal"/>
    </style:style>
    <style:style style:name="P52" style:family="paragraph" style:parent-style-name="Standard" style:list-style-name="L1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style:text-underline-style="none" fo:font-weight="normal" officeooo:rsid="0a147043" officeooo:paragraph-rsid="007aa846" style:font-size-asian="11pt" style:font-weight-asian="normal" style:font-size-complex="11pt" style:font-weight-complex="normal"/>
    </style:style>
    <style:style style:name="T1" style:family="text">
      <style:text-properties officeooo:rsid="000a60ca"/>
    </style:style>
    <style:style style:name="T2" style:family="text">
      <style:text-properties officeooo:rsid="000d19bc"/>
    </style:style>
    <style:style style:name="T3" style:family="text">
      <style:text-properties officeooo:rsid="00117ad5"/>
    </style:style>
    <style:style style:name="T4" style:family="text">
      <style:text-properties officeooo:rsid="00157e91"/>
    </style:style>
    <style:style style:name="T5" style:family="text">
      <style:text-properties officeooo:rsid="00190fcf"/>
    </style:style>
    <style:style style:name="T6" style:family="text">
      <style:text-properties officeooo:rsid="002316fe"/>
    </style:style>
    <style:style style:name="T7" style:family="text">
      <style:text-properties style:font-name="Georgia" fo:font-size="11pt" fo:language="es" fo:country="ES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Georgia" fo:font-size="11pt" fo:language="es" fo:country="ES" style:text-underline-style="none" fo:font-weight="normal" officeooo:rsid="094bac88" style:font-size-asian="11pt" style:font-weight-asian="normal" style:font-size-complex="11pt" style:font-weight-complex="normal"/>
    </style:style>
    <style:style style:name="T9" style:family="text">
      <style:text-properties style:font-name="Georgia" fo:font-size="11pt" fo:language="es" fo:country="ES" style:text-underline-style="none" fo:font-weight="normal" officeooo:rsid="094c3064" style:font-size-asian="11pt" style:font-weight-asian="normal" style:font-size-complex="11pt" style:font-weight-complex="normal"/>
    </style:style>
    <style:style style:name="T10" style:family="text">
      <style:text-properties style:font-name="Georgia" fo:font-size="11pt" fo:language="es" fo:country="ES" style:text-underline-style="none" fo:font-weight="normal" officeooo:rsid="094b47fc" style:font-size-asian="11pt" style:font-weight-asian="normal" style:font-size-complex="11pt" style:font-weight-complex="normal"/>
    </style:style>
    <style:style style:name="T11" style:family="text">
      <style:text-properties style:font-name="Georgia" fo:font-size="11pt" fo:language="es" fo:country="ES" style:text-underline-style="none" fo:font-weight="normal" officeooo:rsid="09b8dc8f" style:font-size-asian="11pt" style:font-weight-asian="normal" style:font-size-complex="11pt" style:font-weight-complex="normal"/>
    </style:style>
    <style:style style:name="T12" style:family="text">
      <style:text-properties style:font-name="Georgia" fo:font-size="11pt" fo:language="es" fo:country="ES" style:text-underline-style="none" fo:font-weight="normal" officeooo:rsid="09b5113a" style:font-size-asian="11pt" style:font-weight-asian="normal" style:font-size-complex="11pt" style:font-weight-complex="normal"/>
    </style:style>
    <style:style style:name="T13" style:family="text">
      <style:text-properties style:font-name="Georgia" fo:font-size="11pt" fo:language="es" fo:country="ES" style:text-underline-style="none" fo:font-weight="normal" officeooo:rsid="00616bb5" style:font-size-asian="11pt" style:font-weight-asian="normal" style:font-size-complex="11pt" style:font-weight-complex="normal"/>
    </style:style>
    <style:style style:name="T14" style:family="text">
      <style:text-properties style:font-name="Georgia" fo:font-size="11pt" fo:language="es" fo:country="ES" style:text-underline-style="none" fo:font-weight="normal" officeooo:rsid="005fb74f" style:font-size-asian="11pt" style:font-weight-asian="normal" style:font-size-complex="11pt" style:font-weight-complex="normal"/>
    </style:style>
    <style:style style:name="T15" style:family="text">
      <style:text-properties style:font-name="Georgia" fo:font-size="11pt" fo:language="es" fo:country="ES" style:text-underline-style="none" fo:font-weight="normal" officeooo:rsid="00621593" style:font-size-asian="11pt" style:font-weight-asian="normal" style:font-size-complex="11pt" style:font-weight-complex="normal"/>
    </style:style>
    <style:style style:name="T16" style:family="text">
      <style:text-properties style:font-name="Georgia" fo:font-size="11pt" fo:language="es" fo:country="ES" style:text-underline-style="none" fo:font-weight="normal" officeooo:rsid="00638be5" style:font-size-asian="11pt" style:font-weight-asian="normal" style:font-size-complex="11pt" style:font-weight-complex="normal"/>
    </style:style>
    <style:style style:name="T17" style:family="text">
      <style:text-properties style:font-name="Georgia" fo:font-size="11pt" fo:language="es" fo:country="ES" style:text-underline-style="none" fo:font-weight="normal" officeooo:rsid="0063b36d" style:font-size-asian="11pt" style:font-weight-asian="normal" style:font-size-complex="11pt" style:font-weight-complex="normal"/>
    </style:style>
    <style:style style:name="T18" style:family="text">
      <style:text-properties style:font-name="Georgia" fo:font-size="11pt" fo:language="es" fo:country="ES" style:text-underline-style="none" fo:font-weight="normal" officeooo:rsid="006518bc" style:font-size-asian="11pt" style:font-weight-asian="normal" style:font-size-complex="11pt" style:font-weight-complex="normal"/>
    </style:style>
    <style:style style:name="T19" style:family="text">
      <style:text-properties style:font-name="Georgia" fo:font-size="11pt" fo:language="es" fo:country="ES" style:text-underline-style="none" fo:font-weight="normal" officeooo:rsid="0067571e" style:font-size-asian="11pt" style:font-weight-asian="normal" style:font-size-complex="11pt" style:font-weight-complex="normal"/>
    </style:style>
    <style:style style:name="T20" style:family="text">
      <style:text-properties style:font-name="Georgia" fo:font-size="11pt" fo:language="es" fo:country="ES" style:text-underline-style="none" fo:font-weight="normal" officeooo:rsid="006880dc" style:font-size-asian="11pt" style:font-weight-asian="normal" style:font-size-complex="11pt" style:font-weight-complex="normal"/>
    </style:style>
    <style:style style:name="T21" style:family="text">
      <style:text-properties style:font-name="Georgia" fo:font-size="11pt" fo:language="es" fo:country="ES" style:text-underline-style="none" fo:font-weight="normal" officeooo:rsid="006b601e" style:font-size-asian="11pt" style:font-weight-asian="normal" style:font-size-complex="11pt" style:font-weight-complex="normal"/>
    </style:style>
    <style:style style:name="T22" style:family="text">
      <style:text-properties style:font-name="Georgia" fo:font-size="11pt" fo:language="es" fo:country="ES" style:text-underline-style="none" officeooo:rsid="05f47641" style:font-size-asian="11pt" style:font-size-complex="11pt"/>
    </style:style>
    <style:style style:name="T23" style:family="text">
      <style:text-properties style:font-name="Georgia" fo:font-size="11pt" fo:language="es" fo:country="ES" style:text-underline-style="none" officeooo:rsid="00aa1d2c" style:font-size-asian="11pt" style:font-size-complex="11pt"/>
    </style:style>
    <style:style style:name="T24" style:family="text">
      <style:text-properties style:font-name="Georgia" fo:font-size="11pt" fo:language="es" fo:country="ES" style:text-underline-style="none" officeooo:rsid="001e775b" style:font-size-asian="11pt" style:font-size-complex="11pt"/>
    </style:style>
    <style:style style:name="T25" style:family="text">
      <style:text-properties style:font-name="Georgia" fo:font-size="11pt" fo:language="es" fo:country="ES" style:text-underline-style="none" officeooo:rsid="00a194f7" style:font-size-asian="11pt" style:font-size-complex="11pt"/>
    </style:style>
    <style:style style:name="T26" style:family="text">
      <style:text-properties style:font-name="Georgia" fo:font-size="11pt" fo:language="es" fo:country="ES" style:text-underline-style="none" officeooo:rsid="060c7e53" style:font-size-asian="11pt" style:font-size-complex="11pt"/>
    </style:style>
    <style:style style:name="T27" style:family="text">
      <style:text-properties style:font-name="Georgia" fo:font-size="11pt" fo:language="es" fo:country="ES" style:text-underline-style="none" officeooo:rsid="06434c93" style:font-size-asian="11pt" style:font-size-complex="11pt"/>
    </style:style>
    <style:style style:name="T28" style:family="text">
      <style:text-properties style:font-name="Georgia" fo:font-size="11pt" fo:language="es" fo:country="ES" style:text-underline-style="none" officeooo:rsid="060d6e2e" style:font-size-asian="11pt" style:font-size-complex="11pt"/>
    </style:style>
    <style:style style:name="T29" style:family="text">
      <style:text-properties style:font-name="Georgia" fo:font-size="11pt" fo:language="es" fo:country="ES" style:text-underline-style="none" officeooo:rsid="060e5cbf" style:font-size-asian="11pt" style:font-size-complex="11pt"/>
    </style:style>
    <style:style style:name="T30" style:family="text">
      <style:text-properties style:font-name="Georgia" fo:font-size="11pt" fo:language="es" fo:country="ES" officeooo:rsid="05fc0dbb" style:font-size-asian="11pt" style:font-size-complex="11pt"/>
    </style:style>
    <style:style style:name="T31" style:family="text">
      <style:text-properties style:font-name="Georgia" fo:font-size="11pt" fo:language="es" fo:country="ES" officeooo:rsid="0017f49c" style:font-size-asian="11pt" style:font-size-complex="11pt"/>
    </style:style>
    <style:style style:name="T32" style:family="text">
      <style:text-properties style:font-name="Georgia" fo:font-size="11pt" fo:language="es" fo:country="ES" officeooo:rsid="0a050302" style:font-size-asian="11pt" style:font-size-complex="11pt"/>
    </style:style>
    <style:style style:name="T33" style:family="text">
      <style:text-properties style:font-name="Georgia" fo:font-size="11pt" fo:language="es" fo:country="ES" officeooo:rsid="0963fe82" style:font-size-asian="11pt" style:font-size-complex="11pt"/>
    </style:style>
    <style:style style:name="T34" style:family="text">
      <style:text-properties style:font-name="Georgia" fo:font-size="11pt" fo:language="es" fo:country="ES" officeooo:rsid="06695957" style:font-size-asian="11pt" style:font-size-complex="11pt"/>
    </style:style>
    <style:style style:name="T35" style:family="text">
      <style:text-properties style:font-name="Georgia" fo:font-size="11pt" fo:language="es" fo:country="ES" officeooo:rsid="087f8b31" style:font-size-asian="11pt" style:font-size-complex="11pt"/>
    </style:style>
    <style:style style:name="T36" style:family="text">
      <style:text-properties style:font-name="Georgia" fo:font-size="11pt" fo:language="es" fo:country="ES" officeooo:rsid="00806ac8" style:font-size-asian="11pt" style:font-size-complex="11pt"/>
    </style:style>
    <style:style style:name="T37" style:family="text">
      <style:text-properties style:font-name="Georgia" fo:font-size="11pt" style:text-underline-style="none" style:font-size-asian="11pt" style:font-size-complex="11pt"/>
    </style:style>
    <style:style style:name="T38" style:family="text">
      <style:text-properties style:font-name="Georgia" fo:font-size="11pt" style:text-underline-style="none" officeooo:rsid="0a3c07b9" style:font-size-asian="11pt" style:font-size-complex="11pt"/>
    </style:style>
    <style:style style:name="T39" style:family="text">
      <style:text-properties officeooo:rsid="0033a1f9"/>
    </style:style>
    <style:style style:name="T40" style:family="text">
      <style:text-properties officeooo:rsid="00345298"/>
    </style:style>
    <style:style style:name="T41" style:family="text">
      <style:text-properties officeooo:rsid="0036e6d2"/>
    </style:style>
    <style:style style:name="T42" style:family="text">
      <style:text-properties officeooo:rsid="0a10220f"/>
    </style:style>
    <style:style style:name="T43" style:family="text">
      <style:text-properties officeooo:rsid="0a1b524e"/>
    </style:style>
    <style:style style:name="T44" style:family="text">
      <style:text-properties officeooo:rsid="0a18f20c"/>
    </style:style>
    <style:style style:name="T45" style:family="text">
      <style:text-properties officeooo:rsid="0a179799"/>
    </style:style>
    <style:style style:name="T46" style:family="text">
      <style:text-properties officeooo:rsid="005d0114"/>
    </style:style>
    <style:style style:name="T47" style:family="text">
      <style:text-properties officeooo:rsid="006f94c0"/>
    </style:style>
    <style:style style:name="T48" style:family="text">
      <style:text-properties officeooo:rsid="0a3c07b9"/>
    </style:style>
    <style:style style:name="T49" style:family="text">
      <style:text-properties officeooo:rsid="00769989"/>
    </style:style>
    <style:style style:name="T50" style:family="text">
      <style:text-properties officeooo:rsid="0a2f786d"/>
    </style:style>
    <style:style style:name="T51" style:family="text">
      <style:text-properties officeooo:rsid="007c40a9"/>
    </style:style>
    <style:style style:name="T52" style:family="text">
      <style:text-properties officeooo:rsid="009c5389"/>
    </style:style>
    <style:style style:name="T53" style:family="text">
      <style:text-properties officeooo:rsid="06040c8c"/>
    </style:style>
    <style:style style:name="T54" style:family="text">
      <style:text-properties officeooo:rsid="060e5cbf"/>
    </style:style>
    <style:style style:name="T55" style:family="text">
      <style:text-properties officeooo:rsid="060ffc6a"/>
    </style:style>
    <style:style style:name="T56" style:family="text">
      <style:text-properties style:text-underline-style="none" officeooo:rsid="001d790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6210356" style:font-weight-asian="normal" style:font-weight-complex="normal"/>
    </style:style>
    <style:style style:name="T59" style:family="text">
      <style:text-properties fo:font-weight="normal" officeooo:rsid="061d5403" style:font-weight-asian="normal" style:font-weight-complex="normal"/>
    </style:style>
    <style:style style:name="T60" style:family="text">
      <style:text-properties fo:font-weight="normal" officeooo:rsid="064d54ad" style:font-weight-asian="normal" style:font-weight-complex="normal"/>
    </style:style>
    <style:style style:name="T61" style:family="text">
      <style:text-properties fo:font-weight="normal" officeooo:rsid="0668a0ef" style:font-weight-asian="normal" style:font-weight-complex="normal"/>
    </style:style>
    <style:style style:name="T62" style:family="text">
      <style:text-properties officeooo:rsid="00806a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Fase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 " style:num-format="1" text:start-value="0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ario de desarrollo</text:p>
      <text:p text:style-name="P13">Documento donde ire anotando todos los pensamientos y decisiones sobre el código del proyecto ya que en este solo se pide que se documento y poner en la teoría sin implementar el código, en la practica pueden surgir contratiempos y problemas que afecten a esta teoría</text:p>
      <text:p text:style-name="P1"/>
      <text:p text:style-name="P2">04/05/2020:</text:p>
      <text:p text:style-name="P2"/>
      <text:p text:style-name="P4"><text:span text:style-name="T41">después</text:span> de mucho <text:span text:style-name="T41">tiempo</text:span> sin iniciar <text:span text:style-name="T41">Ubuntu</text:span>…</text:p>
      <text:p text:style-name="P4"/>
      <text:p text:style-name="P5">Comprobando estado de ubuntu</text:p>
      <text:p text:style-name="P6">actualizar programas ubuntu </text:p>
      <text:p text:style-name="P7">intento de usar la carpeta que habia en windows, no he podido, <text:span text:style-name="T2">plan b duplicar repositorio en el equipo</text:span></text:p>
      <text:p text:style-name="P7">clonado el proyecto desde ubuntu <text:span text:style-name="T1">(Duplicado)</text:span></text:p>
      <text:p text:style-name="P7"/>
      <text:p text:style-name="P8">instalar eclipse <text:span text:style-name="T3">IDE</text:span></text:p>
      <text:p text:style-name="P9">importando y pro<text:span text:style-name="T4">b</text:span>ando el proyecto</text:p>
      <text:p text:style-name="P10">Instaladno plugin WindowBuilder</text:p>
      <text:p text:style-name="P8"/>
      <text:p text:style-name="P11">configurando eclipse para que <text:span text:style-name="T6">emplee</text:span> github</text:p>
      <text:p text:style-name="P11"/>
      <text:p text:style-name="P11"/>
      <text:p text:style-name="P3">0<text:span text:style-name="T5">5</text:span>/05/2020:</text:p>
      <text:p text:style-name="P3"/>
      <text:list xml:id="list2317608156" text:style-name="L1">
        <text:list-item>
          <text:p text:style-name="P24"><text:span text:style-name="T10">Identificar las necesidades y capacidades de los usuario</text:span><text:span text:style-name="T11">s</text:span><text:span text:style-name="T10"> </text:span><text:span text:style-name="T12">(Primer análisis)</text:span><text:span text:style-name="T10">.</text:span></text:p>
        </text:list-item>
      </text:list>
      <text:p text:style-name="P17"><text:span text:style-name="T39">Realizado</text:span> en la <text:span text:style-name="T40">documentación.</text:span></text:p>
      <text:p text:style-name="P17"/>
      <text:list xml:id="list182919084910100" text:continue-numbering="true" text:style-name="L1">
        <text:list-item>
          <text:p text:style-name="P28">Definir sucesión de objetivos e implementaciones a conseguir.</text:p>
        </text:list-item>
      </text:list>
      <text:list xml:id="list139897129" text:style-name="L2">
        <text:list-item>
          <text:p text:style-name="P25"><text:span text:style-name="T16">Gestionar un</text:span><text:span text:style-name="T14"> </text:span><text:span text:style-name="T13">único</text:span><text:span text:style-name="T14"> horario semanal donde ingresar </text:span><text:span text:style-name="T13">la habitación, el docente y el grupo </text:span><text:span text:style-name="T19">de alumnos</text:span><text:span text:style-name="T13"> y las asignaturas </text:span><text:span text:style-name="T15">de la semana </text:span><text:span text:style-name="T17">con margenes de horas de 1 hora. </text:span></text:p>
        </text:list-item>
        <text:list-item>
          <text:p text:style-name="P46"><text:span text:style-name="T17">E</text:span><text:span text:style-name="T7">xportaciones con Jaspert report.</text:span></text:p>
        </text:list-item>
        <text:list-item>
          <text:p text:style-name="P29">Dar colores a los margenes horarios</text:p>
        </text:list-item>
        <text:list-item>
          <text:p text:style-name="P47"><text:span text:style-name="T13">D</text:span><text:span text:style-name="T7">ar flexibilidad a l</text:span><text:span text:style-name="T18">os margenes de horas </text:span><text:span text:style-name="T19">y </text:span><text:span text:style-name="T20">días.</text:span></text:p>
        </text:list-item>
        <text:list-item>
          <text:p text:style-name="P46"><text:span text:style-name="T7">Gestionar </text:span><text:span text:style-name="T21">múltiples </text:span><text:span text:style-name="T7">horarios</text:span></text:p>
        </text:list-item>
        <text:list-item>
          <text:p text:style-name="P30">detectar conflictos.</text:p>
        </text:list-item>
      </text:list>
      <text:p text:style-name="P22"/>
      <text:list xml:id="list182919174706640" text:continue-list="list182919084910100" text:style-name="L1">
        <text:list-item>
          <text:p text:style-name="P31">Decisión del ciclo de vida.</text:p>
        </text:list-item>
      </text:list>
      <text:p text:style-name="P23">Realizado en la documentación.</text:p>
      <text:p text:style-name="P22"/>
      <text:p text:style-name="P22"/>
      <text:p text:style-name="P22"/>
      <text:p text:style-name="P22"/>
      <text:list xml:id="list182918457447871" text:continue-numbering="true" text:style-name="L1">
        <text:list-item>
          <text:p text:style-name="P24"><text:soft-page-break/><text:span text:style-name="T8">Elección del lenguaje de </text:span><text:span text:style-name="T9">programación.</text:span></text:p>
        </text:list-item>
      </text:list>
      <text:p text:style-name="P14">Usare Java, ya que es con el que he aprendido y conozco mejor, ade<text:span text:style-name="T46">m</text:span>as de sus apis y frameworks.</text:p>
      <text:p text:style-name="P15">Ademas de querer desarrollar una versión presentable y algo funcional del codig</text:p>
      <text:p text:style-name="P19"/>
      <text:list xml:id="list182918146901961" text:continue-numbering="true" text:style-name="L1">
        <text:list-item>
          <text:p text:style-name="P32"><text:span text:style-name="T43">Investigación y decisión de</text:span> la<text:span text:style-name="T44">s</text:span> plataforma<text:span text:style-name="T44">s</text:span> para el desarrollo </text:p>
        </text:list-item>
      </text:list>
      <text:p text:style-name="P18"><text:span text:style-name="T39">Realizado</text:span> en la <text:span text:style-name="T40">documentación.</text:span></text:p>
      <text:p text:style-name="P18"/>
      <text:list xml:id="list182919751556031" text:continue-numbering="true" text:style-name="L1">
        <text:list-item>
          <text:p text:style-name="P32"><text:span text:style-name="T42">instalación y configuración de los programas a emplear</text:span>.</text:p>
        </text:list-item>
      </text:list>
      <text:p text:style-name="P20"><text:span text:style-name="T47">Instalación de Eclipse, Dia y plugin window builder para eclipse</text:span>.</text:p>
      <text:p text:style-name="P21">No descarto instalar otros programas conforme sean necesarios</text:p>
      <text:p text:style-name="P21"/>
      <text:p text:style-name="P21"/>
      <text:list xml:id="list182918179750720" text:continue-numbering="true" text:style-name="L1">
        <text:list-item>
          <text:p text:style-name="P48"><text:span text:style-name="T37">Definir los objetos que intervienen </text:span><text:span text:style-name="T38">y sus relaciones entre ellos </text:span><text:span text:style-name="T37">en el programa.</text:span></text:p>
        </text:list-item>
      </text:list>
      <text:p text:style-name="P33"/>
      <text:p text:style-name="P33"/>
      <text:p text:style-name="P12"/>
      <text:p text:style-name="P12">6/5/2020</text:p>
      <text:p text:style-name="P12"/>
      <text:p text:style-name="P50">He buscado alguna <text:span text:style-name="T51">solución</text:span> para el <text:span text:style-name="T49">solapamiento de fechas para resolver dudas si usar una clase propia o una ya creada.</text:span></text:p>
      <text:p text:style-name="P12"><text:a xlink:type="simple" xlink:href="https://es.stackoverflow.com/questions/87250/método-para-saber-si-dos-intervalos-de-fecha-se-solapan" text:style-name="Internet_20_link" text:visited-style-name="Visited_20_Internet_20_Link">https://es.stackoverflow.com/questions/87250/m%C3%A9todo-para-saber-si-dos-intervalos-de-fecha-se-solapan</text:a> </text:p>
      <text:p text:style-name="P12"/>
      <text:p text:style-name="P51">Primera idea para los objetos</text:p>
      <text:p text:style-name="P12"/>
      <text:p text:style-name="P12"><draw:frame draw:style-name="fr1" draw:name="Imagen1" text:anchor-type="paragraph" svg:width="17.59cm" svg:height="6.69cm" draw:z-index="0"><draw:image xlink:href="Pictures/10000201000003FC000001848A3FC13C13A2A5B4.png" xlink:type="simple" xlink:show="embed" xlink:actuate="onLoad" loext:mime-type="image/x-vclgraphic"/></draw:frame></text:p>
      <text:list xml:id="list182920074594235" text:continue-numbering="true" text:style-name="L1">
        <text:list-item>
          <text:p text:style-name="P52">Definir las implementaciones y el orden de <text:span text:style-name="T45">implementación.</text:span></text:p>
        </text:list-item>
      </text:list>
      <text:p text:style-name="P37">(Copiado y pegado de la <text:span text:style-name="T62">documentación</text:span>)</text:p>
      <text:p text:style-name="P34"/>
      <text:list xml:id="list1905434355" text:style-name="L6">
        <text:list-item>
          <text:list>
            <text:list-item>
              <text:p text:style-name="P26"><text:span text:style-name="T30">D</text:span><text:span text:style-name="T31">iseño </text:span><text:span text:style-name="T32">e </text:span><text:span text:style-name="T36">implementación</text:span><text:span text:style-name="T32"> de la interfaz </text:span><text:span text:style-name="T31">de la interfaz.</text:span></text:p>
            </text:list-item>
            <text:list-item>
              <text:p text:style-name="P26"><text:span text:style-name="T33">Implementación</text:span><text:span text:style-name="T34"> de </text:span><text:span text:style-name="T35">módulos</text:span><text:span text:style-name="T34">, habitaciones, trabajadores y grupos de alumnos.</text:span></text:p>
            </text:list-item>
            <text:list-item>
              <text:p text:style-name="P44">Implementar <text:span text:style-name="T52">la interfaz d</text:span>el horario en el área de trabajo <text:span text:style-name="T54">para una semana sin flexibilidad en las horas.</text:span></text:p>
            </text:list-item>
            <text:list-item>
              <text:p text:style-name="P45">Manipular el área de trabajo.</text:p>
            </text:list-item>
            <text:list-item>
              <text:p text:style-name="P44"><text:span text:style-name="T55">Permanencia de los horarios</text:span><text:span text:style-name="T56">.</text:span></text:p>
            </text:list-item>
            <text:list-item>
              <text:p text:style-name="P26"><text:span text:style-name="T22">Incorporar</text:span><text:span text:style-name="T23"> J</text:span><text:span text:style-name="T24">asper </text:span><text:span text:style-name="T25">R</text:span><text:span text:style-name="T24">eport.</text:span></text:p>
            </text:list-item>
          </text:list>
        </text:list-item>
      </text:list>
      <text:p text:style-name="P38"/>
      <text:p text:style-name="P39"><text:tab/>1.0 Revisión funcionalidad mínima.</text:p>
      <text:p text:style-name="P41"/>
      <text:p text:style-name="P41"><text:span text:style-name="T57">-</text:span><text:span text:style-name="T58">El segundo</text:span><text:span text:style-name="T59"> conjunto de versiones </text:span><text:span text:style-name="T60">y en adelante, </text:span><text:span text:style-name="T59">se centrara</text:span><text:span text:style-name="T61">n</text:span><text:span text:style-name="T59"> en mejorar la funcionalidad y potenciar las capacidades del programa.</text:span></text:p>
      <text:p text:style-name="P41"><text:tab/></text:p>
      <text:p text:style-name="P42"><text:tab/>1.1 Flexibilidad en las horas.</text:p>
      <text:p text:style-name="P41"><text:span text:style-name="T53"><text:tab/>1.2 </text:span>Uso de varios horarios.</text:p>
      <text:p text:style-name="P27"><text:span text:style-name="T26"><text:tab/>1.3 </text:span><text:span text:style-name="T27">Flexibilidad</text:span><text:span text:style-name="T28"> de </text:span><text:span text:style-name="T29">días.</text:span></text:p>
      <text:p text:style-name="P43"><text:tab/>1.4 Avisos de conflictos de tiempo, personas, y habitaciones.</text:p>
      <text:p text:style-name="P41"/>
      <text:p text:style-name="P40"><text:tab/>2.0 Revisión funcionalidad mejorada.</text:p>
      <text:p text:style-name="P41"/>
      <text:p text:style-name="P35"><text:span text:style-name="T52"><text:tab/>1.1 Generación de horarios según el interesado.</text:span></text:p>
      <text:p text:style-name="P34"/>
      <text:list xml:id="list182919130847250" text:continue-list="list182920074594235" text:style-name="L1">
        <text:list-item>
          <text:p text:style-name="P36"><text:span text:style-name="T50">Estudiar el </text:span>siguiente tema de <text:span text:style-name="T45">actualiza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06T18:29:18.042151580</dc:date>
    <meta:editing-duration>PT8H50M28S</meta:editing-duration>
    <meta:editing-cycles>116</meta:editing-cycles>
    <meta:document-statistic meta:table-count="0" meta:image-count="1" meta:object-count="0" meta:page-count="3" meta:paragraph-count="55" meta:word-count="463" meta:character-count="3012" meta:non-whitespace-character-count="2600"/>
  </office:meta>
</office:document-meta>
</file>